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MessageException.NoSuchMessageException( String cod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SuchMessageException.NoSuchMessageException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